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06" calcext:value-type="float">
            <text:p>162.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88" calcext:value-type="float">
            <text:p>161.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256" calcext:value-type="float">
            <text:p>161.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352" calcext:value-type="float">
            <text:p>161.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584" calcext:value-type="float">
            <text:p>161.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0288" calcext:value-type="float">
            <text:p>160.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7032" calcext:value-type="float">
            <text:p>158.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7136" calcext:value-type="float">
            <text:p>159.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944" calcext:value-type="float">
            <text:p>159.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568" calcext:value-type="float">
            <text:p>159.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368" calcext:value-type="float">
            <text:p>158.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1792" calcext:value-type="float">
            <text:p>158.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672" calcext:value-type="float">
            <text:p>156.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5176" calcext:value-type="float">
            <text:p>155.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48" calcext:value-type="float">
            <text:p>155.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48" calcext:value-type="float">
            <text:p>155.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2128" calcext:value-type="float">
            <text:p>155.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0104" calcext:value-type="float">
            <text:p>153.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96" calcext:value-type="float">
            <text:p>158.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9664" calcext:value-type="float">
            <text:p>155.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128" calcext:value-type="float">
            <text:p>151.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488" calcext:value-type="float">
            <text:p>149.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88576" calcext:value-type="float">
            <text:p>149.3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0696" calcext:value-type="float">
            <text:p>147.3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39992" calcext:value-type="float">
            <text:p>146.2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8392" calcext:value-type="float">
            <text:p>148.6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528" calcext:value-type="float">
            <text:p>148.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976" calcext:value-type="float">
            <text:p>142.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6256" calcext:value-type="float">
            <text:p>142.2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67536" calcext:value-type="float">
            <text:p>141.0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0944" calcext:value-type="float">
            <text:p>143.9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3056" calcext:value-type="float">
            <text:p>139.5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17744" calcext:value-type="float">
            <text:p>145.0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8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6919</text:p>
          </table:table-cell>
          <table:table-cell office:value-type="string" calcext:value-type="string">
            <text:p>Pomeroy Quad</text:p>
          </table:table-cell>
          <table:table-cell office:value-type="string" calcext:value-type="string">
            <text:p>197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16" calcext:value-type="float">
            <text:p>134.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